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42cm"/>
    </style:style>
    <style:style style:name="co2" style:family="table-column">
      <style:table-column-properties fo:break-before="auto" style:column-width="8.51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97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3" style:family="table-cell" style:parent-style-name="Default">
      <style:table-cell-properties fo:background-color="#729fcf" fo:border="0.06pt solid #000000"/>
      <style:text-properties fo:font-weight="bold" style:font-weight-asian="bold" style:font-weight-complex="bold"/>
    </style:style>
    <style:style style:name="ce4" style:family="table-cell" style:parent-style-name="Default" style:data-style-name="N37">
      <style:table-cell-properties fo:border="0.06pt solid #000000"/>
    </style:style>
    <style:style style:name="ce5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5"/>
        <table:table-column table:style-name="co2" table:default-cell-style-name="ce5"/>
        <table:table-column table:style-name="co3" table:number-columns-repeated="2" table:default-cell-style-name="ce5"/>
        <table:table-column table:style-name="co4" table:default-cell-style-name="ce5"/>
        <table:table-column table:style-name="co3" table:default-cell-style-name="ce5"/>
        <table:table-column table:style-name="co3" table:number-columns-repeated="2" table:default-cell-style-name="Default"/>
        <table:table-row table:style-name="ro1"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gekaufte Gegenstände Sudhaus</text:p>
          </table:table-cell>
          <table:table-cell table:style-name="ce3" office:value-type="string" calcext:value-type="string">
            <text:p>Link</text:p>
          </table:table-cell>
          <table:table-cell table:style-name="ce3" office:value-type="string" calcext:value-type="string">
            <text:p>Menge</text:p>
          </table:table-cell>
          <table:table-cell table:style-name="ce3" office:value-type="string" calcext:value-type="string">
            <text:p>Gesamtpreis [€]</text:p>
          </table:table-cell>
          <table:table-cell table:style-name="ce3" office:value-type="string" calcext:value-type="string">
            <text:p>Von</text:p>
          </table:table-cell>
          <table:table-cell table:number-columns-repeated="2"/>
        </table:table-row>
        <table:table-row table:style-name="ro1">
          <table:table-cell table:style-name="ce4" office:value-type="date" office:date-value="2022-01-06" calcext:value-type="date">
            <text:p>06/01/22</text:p>
          </table:table-cell>
          <table:table-cell office:value-type="string" calcext:value-type="string">
            <text:p>Ø 100mm Verbindungsstück mit Rückstauklappe Verbinder Lüftungsrohr Rundkanal Rohr Ø 100 mm Lüftungsanlage Kanal </text:p>
          </table:table-cell>
          <table:table-cell office:value-type="string" calcext:value-type="string">
            <text:p>https://www.amazon.de/Verbindungsst%C3%BCck-R%C3%BCckstauklappe-Verbinder-L%C3%BCftungsrohr-L%C3%BCftungsanlage/dp/B07KX8L2D8/ref=sr_1_4?__mk_de_DE=%C3%85M%C3%85%C5%BD%C3%95%C3%91&amp;crid=ED7EMCYFSFSG&amp;keywords=Verbinder+mit+R%C3%BCckstauklappe+R%C3%BCckschlagklappe+Verbindungsst%C3%BCck+L%C3%BCftungsrohr+Rundkanal+L%C3%BCftungsanlage+Rohrverbinder+%C3%98+100+mm+wei%C3%9F&amp;qid=1641487250&amp;s=diy&amp;sprefix=verbinder+mit+r%C3%BCckstauklappe+r%C3%BCckschlagklappe+verbindungsst%C3%BCck+l%C3%BCftungsrohr+rundkanal+l%C3%BCftungsanlage+rohrverbinder+%C3%B8+100+mm+wei%C3%9F%2Cdiy%2C81&amp;sr=1-4</text:p>
          </table:table-cell>
          <table:table-cell office:value-type="float" office:value="1" calcext:value-type="float">
            <text:p>1</text:p>
          </table:table-cell>
          <table:table-cell office:value-type="float" office:value="6.54" calcext:value-type="float">
            <text:p>6.54</text:p>
          </table:table-cell>
          <table:table-cell office:value-type="string" calcext:value-type="string">
            <text:p>Andre</text:p>
          </table:table-cell>
          <table:table-cell table:style-name="ce10" office:value-type="string" calcext:value-type="string">
            <text:p>Summe</text:p>
          </table:table-cell>
          <table:table-cell table:formula="of:=SUM([.E2:.E50])" office:value-type="float" office:value="1602.85" calcext:value-type="float">
            <text:p>1602.85</text:p>
          </table:table-cell>
        </table:table-row>
        <table:table-row table:style-name="ro1">
          <table:table-cell table:style-name="ce4" office:value-type="date" office:date-value="2022-01-06" calcext:value-type="date">
            <text:p>06/01/22</text:p>
          </table:table-cell>
          <table:table-cell office:value-type="string" calcext:value-type="string">
            <text:p>Ø 100mm Wandventilator Lüfter Abluft Kabel Schalter Ventilator Küche WC Bad - Weiß</text:p>
          </table:table-cell>
          <table:table-cell office:value-type="string" calcext:value-type="string">
            <text:p>https://www.amazon.de/Wandventilator-L%C3%BCfter-Schalter-Ventilator-ee100wp/dp/B07KX66HK2/ref=sr_1_1?__mk_de_DE=%C3%85M%C3%85%C5%BD%C3%95%C3%91&amp;crid=BJ30DIYE32UE&amp;keywords=%C3%98%2B100mm%2BWandventilator%2BL%C3%BCfter%2BAbluft%2BKabel%2BSchalter%2BVentilator%2BK%C3%BCche%2BWC%2BBad%2B-%2BWei%C3%9F&amp;qid=1641487334&amp;s=diy&amp;sprefix=%C3%B8%2B100mm%2Bwandventilator%2Bl%C3%BCfter%2Babluft%2Bkabel%2Bschalter%2Bventilator%2Bk%C3%BCche%2Bwc%2Bbad%2B-%2Bwei%C3%9F%2B%2Cdiy%2C91&amp;sr=1-1&amp;th=1</text:p>
          </table:table-cell>
          <table:table-cell office:value-type="float" office:value="1" calcext:value-type="float">
            <text:p>1</text:p>
          </table:table-cell>
          <table:table-cell office:value-type="float" office:value="29.42" calcext:value-type="float">
            <text:p>29.42</text:p>
          </table:table-cell>
          <table:table-cell office:value-type="string" calcext:value-type="string">
            <text:p>Andre</text:p>
          </table:table-cell>
          <table:table-cell table:number-columns-repeated="2"/>
        </table:table-row>
        <table:table-row table:style-name="ro1">
          <table:table-cell table:style-name="ce4" office:value-type="date" office:date-value="2022-01-05" calcext:value-type="date">
            <text:p>05/01/22</text:p>
          </table:table-cell>
          <table:table-cell office:value-type="string" calcext:value-type="string">
            <text:p>12x Bodenschoner Satz für Festzeltgarnitur Bierzeltgarnitur Boden Schutz Bierbank Kunststoff Schoner Überzieher </text:p>
          </table:table-cell>
          <table:table-cell office:value-type="string" calcext:value-type="string">
            <text:p>https://www.amazon.de/Deuba-12tlg-Bodenschoner-Festzeltgarnitur-Bierzeltgarnitur/dp/B0085TAXTQ/ref=sr_1_1?__mk_de_DE=%C3%85M%C3%85%C5%BD%C3%95%C3%91&amp;crid=Y6239ZTAB1K&amp;keywords=Deuba+12x+Bodenschoner+Satz+f%C3%BCr+Festzeltgarnitur+Bierzeltgarnitur+Boden+Schutz+Bierbank+Kunststoff+Schoner+%C3%9Cberzieher&amp;qid=1641487449&amp;s=diy&amp;sprefix=deuba+12x+bodenschoner+satz+f%C3%BCr+festzeltgarnitur+bierzeltgarnitur+boden+schutz+bierbank+kunststoff+schoner+%C3%BCberzieher%2Cdiy%2C89&amp;sr=1-1</text:p>
          </table:table-cell>
          <table:table-cell office:value-type="float" office:value="1" calcext:value-type="float">
            <text:p>1</text:p>
          </table:table-cell>
          <table:table-cell office:value-type="float" office:value="8.95" calcext:value-type="float">
            <text:p>8.95</text:p>
          </table:table-cell>
          <table:table-cell office:value-type="string" calcext:value-type="string">
            <text:p>Andre</text:p>
          </table:table-cell>
          <table:table-cell table:number-columns-repeated="2"/>
        </table:table-row>
        <table:table-row table:style-name="ro1">
          <table:table-cell table:style-name="ce4" office:value-type="date" office:date-value="2022-01-04" calcext:value-type="date">
            <text:p>04/01/22</text:p>
          </table:table-cell>
          <table:table-cell office:value-type="string" calcext:value-type="string">
            <text:p>Unger Profi Bodenreiniungs-Set (inkl. Doppelfahreimer 15 L, Mikrofaser-Wischbezug und Flachmopp-Klappenhalter) 79078 </text:p>
          </table:table-cell>
          <table:table-cell office:value-type="string" calcext:value-type="string">
            <text:p>https://www.amazon.de/Unger-Bodenreiniungs-Set-Mikrofaser-Wischbezug-Flachmopp-Klappenhalter-79078/dp/B087DJM7S9/ref=sr_1_2?keywords=Unger+Profi+Bodenreiniungs-Set+%28inkl.+Doppelfahreimer+15+L%2C+Mikrofaser-Wischbezug+und+Flachmopp-Klappenhalter%29+79078&amp;qid=1641487551&amp;sr=8-2</text:p>
          </table:table-cell>
          <table:table-cell office:value-type="float" office:value="1" calcext:value-type="float">
            <text:p>1</text:p>
          </table:table-cell>
          <table:table-cell office:value-type="float" office:value="64.95" calcext:value-type="float">
            <text:p>64.95</text:p>
          </table:table-cell>
          <table:table-cell office:value-type="string" calcext:value-type="string">
            <text:p>Andre</text:p>
          </table:table-cell>
          <table:table-cell table:number-columns-repeated="2"/>
        </table:table-row>
        <table:table-row table:style-name="ro1">
          <table:table-cell table:style-name="ce4" office:value-type="date" office:date-value="2022-01-04" calcext:value-type="date">
            <text:p>04/01/22</text:p>
          </table:table-cell>
          <table:table-cell office:value-type="string" calcext:value-type="string">
            <text:p>KESSER® Bierzeltgarnitur 3 teilig Gartenmöbel-Set | Klappbar 170 x 46 x 75cm | 2X Bierbänke 1x Biertisch | Festzeltgarnitur Biertisch Stehtisch Sitzgarnitur Holz </text:p>
          </table:table-cell>
          <table:table-cell office:value-type="string" calcext:value-type="string">
            <text:p>https://www.amazon.de/Bierzeltgarnitur-Gartenm%C3%B6bel-Set-Bierb%C3%A4nke-Festzeltgarnitur-Sitzgarnitur/dp/B087BFP8C2/ref=sr_1_3_sspa?__mk_de_DE=%C3%85M%C3%85%C5%BD%C3%95%C3%91&amp;crid=109O9406YPV9P&amp;keywords=KESSER%C2%AE+Bierzeltgarnitur+3+teilig+Gartenm%C3%B6bel-Set%7CKlappbar+170+x+46+x+75cm%7C2X+Bierb%C3%A4nke+1x+Biertisch%7CFestzeltgarnitur+Biertisch+Stehtisch+Sitzgarnitur+Holz&amp;qid=1641487644&amp;sprefix=kesser+bierzeltgarnitur+3+teilig+gartenm%C3%B6bel-set+klappbar+170+x+46+x+75cm+2x+bierb%C3%A4nke+1x+biertisch+festzeltgarnitur+biertisch+stehtisch+sitzgarnitur+holz%2Caps%2C87&amp;sr=8-3-spons&amp;psc=1&amp;spLa=ZW5jcnlwdGVkUXVhbGlmaWVyPUFONFEyRlBDRFZWSzEmZW5jcnlwdGVkSWQ9QTA4MDY2NTAyRDJBS0UzTUtSVzJOJmVuY3J5cHRlZEFkSWQ9QTA5NTk4MzYzM0o5VlhZRTNCSEtDJndpZGdldE5hbWU9c3BfYXRmJmFjdGlvbj1jbGlja1JlZGlyZWN0JmRvTm90TG9nQ2xpY2s9dHJ1ZQ==</text:p>
          </table:table-cell>
          <table:table-cell office:value-type="float" office:value="1" calcext:value-type="float">
            <text:p>1</text:p>
          </table:table-cell>
          <table:table-cell office:value-type="float" office:value="84.8" calcext:value-type="float">
            <text:p>84.8</text:p>
          </table:table-cell>
          <table:table-cell office:value-type="string" calcext:value-type="string">
            <text:p>Andre</text:p>
          </table:table-cell>
          <table:table-cell table:number-columns-repeated="2"/>
        </table:table-row>
        <table:table-row table:style-name="ro1">
          <table:table-cell table:style-name="ce4" office:value-type="date" office:date-value="2021-12-21" calcext:value-type="date">
            <text:p>21/12/21</text:p>
          </table:table-cell>
          <table:table-cell office:value-type="string" calcext:value-type="string">
            <text:p>FELGNER Kurz-Zylinder Euro Minus Schließzylinder Profilzylinder Türschloss für schmale Türen Metalltüren Glastüren Gartentüren - inkl. 3 Bart-Schlüssel | 25-35 mm (35-25 mm) </text:p>
          </table:table-cell>
          <table:table-cell office:value-type="string" calcext:value-type="string">
            <text:p>https://www.amazon.de/FELGNER-Kurz-Zylinder-Schlie%C3%9Fzylinder-Profilzylinder-Metallt%C3%BCren/dp/B08YF4QWZR/ref=sr_1_1?__mk_de_DE=%C3%85M%C3%85%C5%BD%C3%95%C3%91&amp;crid=1TKRDH3OHFX1E&amp;keywords=FELGNER+Kurz-Zylinder+Euro+Minus+Schlie%C3%9Fzylinder+Profilzylinder+T%C3%BCrschloss+f%C3%BCr+schmale+T%C3%BCren+Metallt%C3%BCren+Glast%C3%BCren+Gartent%C3%BCren+-+inkl.+3+Bart-Schl%C3%BCssel%7C25-35+mm+%2835-25+mm%29&amp;qid=1641487744&amp;sprefix=felgner+kurz-zylinder+euro+minus+schlie%C3%9Fzylinder+profilzylinder+t%C3%BCrschloss+f%C3%BCr+schmale+t%C3%BCren+metallt%C3%BCren+glast%C3%BCren+gartent%C3%BCren+-+inkl.+3+bart-schl%C3%BCssel+25-35+mm+35-25+mm+%2Caps%2C91&amp;sr=8-1</text:p>
          </table:table-cell>
          <table:table-cell office:value-type="float" office:value="2" calcext:value-type="float">
            <text:p>2</text:p>
          </table:table-cell>
          <table:table-cell office:value-type="float" office:value="14.9" calcext:value-type="float">
            <text:p>14.9</text:p>
          </table:table-cell>
          <table:table-cell office:value-type="string" calcext:value-type="string">
            <text:p>Andre</text:p>
          </table:table-cell>
          <table:table-cell table:number-columns-repeated="2"/>
        </table:table-row>
        <table:table-row table:style-name="ro1">
          <table:table-cell table:style-name="ce4" office:value-type="date" office:date-value="2022-01-01" calcext:value-type="date">
            <text:p>01/01/22</text:p>
          </table:table-cell>
          <table:table-cell office:value-type="string" calcext:value-type="string">
            <text:p>Kaution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Andre</text:p>
          </table:table-cell>
          <table:table-cell table:number-columns-repeated="2"/>
        </table:table-row>
        <table:table-row table:style-name="ro1">
          <table:table-cell table:style-name="ce4" office:value-type="date" office:date-value="2022-01-01" calcext:value-type="date">
            <text:p>01/01/22</text:p>
          </table:table-cell>
          <table:table-cell office:value-type="string" calcext:value-type="string">
            <text:p>Miete Januar 2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ndre</text:p>
          </table:table-cell>
          <table:table-cell table:number-columns-repeated="2"/>
        </table:table-row>
        <table:table-row table:style-name="ro1">
          <table:table-cell table:style-name="ce4" office:value-type="date" office:date-value="2022-01-08" calcext:value-type="date">
            <text:p>08/01/22</text:p>
          </table:table-cell>
          <table:table-cell office:value-type="string" calcext:value-type="string">
            <text:p>Haushaltsleiter</text:p>
          </table:table-cell>
          <table:table-cell office:value-type="string" calcext:value-type="string">
            <text:p>OBI</text:p>
          </table:table-cell>
          <table:table-cell office:value-type="float" office:value="1" calcext:value-type="float">
            <text:p>1</text:p>
          </table:table-cell>
          <table:table-cell office:value-type="float" office:value="28.99" calcext:value-type="float">
            <text:p>28.99</text:p>
          </table:table-cell>
          <table:table-cell office:value-type="string" calcext:value-type="string">
            <text:p>Andre</text:p>
          </table:table-cell>
          <table:table-cell table:number-columns-repeated="2"/>
        </table:table-row>
        <table:table-row table:style-name="ro1">
          <table:table-cell table:style-name="ce4" office:value-type="date" office:date-value="2022-01-08" calcext:value-type="date">
            <text:p>08/01/22</text:p>
          </table:table-cell>
          <table:table-cell office:value-type="string" calcext:value-type="string">
            <text:p>Geräteventil Eckfix</text:p>
          </table:table-cell>
          <table:table-cell office:value-type="string" calcext:value-type="string">
            <text:p>OBI</text:p>
          </table:table-cell>
          <table:table-cell office:value-type="float" office:value="1" calcext:value-type="float">
            <text:p>1</text:p>
          </table:table-cell>
          <table:table-cell office:value-type="float" office:value="9.99" calcext:value-type="float">
            <text:p>9.99</text:p>
          </table:table-cell>
          <table:table-cell office:value-type="string" calcext:value-type="string">
            <text:p>Andre</text:p>
          </table:table-cell>
          <table:table-cell table:number-columns-repeated="2"/>
        </table:table-row>
        <table:table-row table:style-name="ro1">
          <table:table-cell table:style-name="ce4" office:value-type="date" office:date-value="2022-01-08" calcext:value-type="date">
            <text:p>08/01/22</text:p>
          </table:table-cell>
          <table:table-cell office:value-type="string" calcext:value-type="string">
            <text:p>Kehr Garnitur Handbesen und Schaufel</text:p>
          </table:table-cell>
          <table:table-cell office:value-type="string" calcext:value-type="string">
            <text:p>OBI</text:p>
          </table:table-cell>
          <table:table-cell office:value-type="float" office:value="1" calcext:value-type="float">
            <text:p>1</text:p>
          </table:table-cell>
          <table:table-cell office:value-type="float" office:value="3.49" calcext:value-type="float">
            <text:p>3.49</text:p>
          </table:table-cell>
          <table:table-cell office:value-type="string" calcext:value-type="string">
            <text:p>Andre</text:p>
          </table:table-cell>
          <table:table-cell table:number-columns-repeated="2"/>
        </table:table-row>
        <table:table-row table:style-name="ro1">
          <table:table-cell table:style-name="ce4" office:value-type="date" office:date-value="2022-01-07" calcext:value-type="date">
            <text:p>07/01/22</text:p>
          </table:table-cell>
          <table:table-cell office:value-type="string" calcext:value-type="string">
            <text:p>MAXXMEE Elektrische Edelstahl-Armatur mit integriertem Durchlauferhitzer inkl. 2 wechselbaren Wasserhähnen | Warmes Wasser ohne Vorheizen, LED Temperaturanzeige | Kompatibel mit 1/2 Zoll Anschlüssen </text:p>
          </table:table-cell>
          <table:table-cell office:value-type="string" calcext:value-type="string">
            <text:p><text:a xlink:href="https://www.amazon.de/MAXXMEE-Küchenarmatur-Wasserhahn-Aufsätzen-Spültischarmatur-Gartenschlauchanschlüssen/dp/B08NVMQY3Q/ref=sr_1_1?__mk_de_DE=ÅMÅŽÕÑ&amp;crid=3LSSSNXQI0JGB&amp;keywords=MAXXMEE+Elektrische+Edelstahl-Armatur+mit+integriertem+Durchlauferhitzer+inkl.+2+wechselbaren+Wasserhähnen%7CWarmes+Wasser+ohne+Vorheizen%2C+LED+Temperaturanzeige%7CKompatibel+mit+1%2F2+Zoll+Anschlüssen+Nochmals+kaufen&amp;qid=1641635580&amp;sprefix=maxxmee+elektrische+edelstahl-armatur+mit+integriertem+durchlauferhitzer+inkl.+2+wechselbaren+wasserhähnen+warmes+wasser+ohne+vorheizen+led+temperaturanzeige+kompatibel+mit+1%2F2+zoll+anschlüssen+nochmals+kaufen%2Caps%2C86&amp;sr=8-1" xlink:type="simple">https://www.amazon.de/MAXXMEE-K%C3%BCchenarmatur-Wasserhahn-Aufs%C3%A4tzen-Sp%C3%BCltischarmatur-Gartenschlauchanschl%C3%BCssen/dp/B08NVMQY3Q/ref=sr_1_1?__mk_de_DE=%C3%85M%C3%85%C5%BD%C3%95%C3%91&amp;crid=3LSSSNXQI0JGB&amp;keywords=MAXXMEE+Elektrische+Edelstahl-Armatur+mit+integriertem+Durchlauferhitzer+inkl.+2+wechselbaren+Wasserh%C3%A4hnen%7CWarmes+Wasser+ohne+Vorheizen%2C+LED+Temperaturanzeige%7CKompatibel+mit+1%2F2+Zoll+Anschl%C3%BCssen+Nochmals+kaufen&amp;qid=1641635580&amp;sprefix=maxxmee+elektrische+edelstahl-armatur+mit+integriertem+durchlauferhitzer+inkl.+2+wechselbaren+wasserh%C3%A4hnen+warmes+wasser+ohne+vorheizen+led+temperaturanzeige+kompatibel+mit+1%2F2+zoll+anschl%C3%BCssen+nochmals+kaufen%2Caps%2C86&amp;sr=8-1</text:a></text:p>
          </table:table-cell>
          <table:table-cell office:value-type="float" office:value="1" calcext:value-type="float">
            <text:p>1</text:p>
          </table:table-cell>
          <table:table-cell office:value-type="float" office:value="54.4" calcext:value-type="float">
            <text:p>54.4</text:p>
          </table:table-cell>
          <table:table-cell office:value-type="string" calcext:value-type="string">
            <text:p>Andre</text:p>
          </table:table-cell>
          <table:table-cell table:number-columns-repeated="2"/>
        </table:table-row>
        <table:table-row table:style-name="ro1">
          <table:table-cell table:style-name="ce4" office:value-type="date" office:date-value="2022-01-07" calcext:value-type="date">
            <text:p>07/01/22</text:p>
          </table:table-cell>
          <table:table-cell office:value-type="string" calcext:value-type="string">
            <text:p>Eimer</text:p>
          </table:table-cell>
          <table:table-cell office:value-type="string" calcext:value-type="string">
            <text:p>OB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ndre</text:p>
          </table:table-cell>
          <table:table-cell table:number-columns-repeated="2"/>
        </table:table-row>
        <table:table-row table:style-name="ro1">
          <table:table-cell table:style-name="ce4" office:value-type="date" office:date-value="2022-01-07" calcext:value-type="date">
            <text:p>07/01/22</text:p>
          </table:table-cell>
          <table:table-cell office:value-type="string" calcext:value-type="string">
            <text:p>Handschuhe</text:p>
          </table:table-cell>
          <table:table-cell office:value-type="string" calcext:value-type="string">
            <text:p>OB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ndre</text:p>
          </table:table-cell>
          <table:table-cell table:number-columns-repeated="2"/>
        </table:table-row>
        <table:table-row table:style-name="ro1">
          <table:table-cell table:style-name="ce4" office:value-type="date" office:date-value="2022-01-07" calcext:value-type="date">
            <text:p>07/01/22</text:p>
          </table:table-cell>
          <table:table-cell office:value-type="string" calcext:value-type="string">
            <text:p>ZollStock</text:p>
          </table:table-cell>
          <table:table-cell office:value-type="string" calcext:value-type="string">
            <text:p>OB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ndre</text:p>
          </table:table-cell>
          <table:table-cell table:number-columns-repeated="2"/>
        </table:table-row>
        <table:table-row table:style-name="ro1">
          <table:table-cell table:style-name="ce4" office:value-type="date" office:date-value="2022-01-07" calcext:value-type="date">
            <text:p>07/01/22</text:p>
          </table:table-cell>
          <table:table-cell office:value-type="string" calcext:value-type="string">
            <text:p>Massband</text:p>
          </table:table-cell>
          <table:table-cell office:value-type="string" calcext:value-type="string">
            <text:p>OB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ndre</text:p>
          </table:table-cell>
          <table:table-cell table:number-columns-repeated="2"/>
        </table:table-row>
        <table:table-row table:style-name="ro1">
          <table:table-cell table:style-name="ce4" office:value-type="date" office:date-value="2022-01-07" calcext:value-type="date">
            <text:p>07/01/22</text:p>
          </table:table-cell>
          <table:table-cell office:value-type="string" calcext:value-type="string">
            <text:p>Spüllappen</text:p>
          </table:table-cell>
          <table:table-cell office:value-type="string" calcext:value-type="string">
            <text:p>Edek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ndre</text:p>
          </table:table-cell>
          <table:table-cell table:number-columns-repeated="2"/>
        </table:table-row>
        <table:table-row table:style-name="ro1">
          <table:table-cell table:style-name="ce4" office:value-type="date" office:date-value="2022-01-07" calcext:value-type="date">
            <text:p>07/01/22</text:p>
          </table:table-cell>
          <table:table-cell office:value-type="string" calcext:value-type="string">
            <text:p>Scheuerschwamm</text:p>
          </table:table-cell>
          <table:table-cell office:value-type="string" calcext:value-type="string">
            <text:p>Edek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ndre</text:p>
          </table:table-cell>
          <table:table-cell table:number-columns-repeated="2"/>
        </table:table-row>
        <table:table-row table:style-name="ro1">
          <table:table-cell table:style-name="ce4" office:value-type="date" office:date-value="2022-01-07" calcext:value-type="date">
            <text:p>07/01/22</text:p>
          </table:table-cell>
          <table:table-cell office:value-type="string" calcext:value-type="string">
            <text:p>Bodenputzmittel</text:p>
          </table:table-cell>
          <table:table-cell office:value-type="string" calcext:value-type="string">
            <text:p>Edek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ndre</text:p>
          </table:table-cell>
          <table:table-cell table:number-columns-repeated="2"/>
        </table:table-row>
        <table:table-row table:style-name="ro1">
          <table:table-cell table:style-name="ce4" office:value-type="date" office:date-value="2022-01-08" calcext:value-type="date">
            <text:p>08/01/22</text:p>
          </table:table-cell>
          <table:table-cell office:value-type="string" calcext:value-type="string">
            <text:p>Spülmaschinen Spültisch 1,6 m - 2 Becken rechts L 40 x B 40 x T 25 cm</text:p>
          </table:table-cell>
          <table:table-cell office:value-type="string" calcext:value-type="string">
            <text:p>https://www.ggmgastro.com/de-de-eur/spuelmaschinen-spueltisch-1-6-m-2-becken-rechts-l-40-x-b-40-x-t-25-cm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511.57" calcext:value-type="float">
            <text:p>511.57</text:p>
          </table:table-cell>
          <table:table-cell office:value-type="string" calcext:value-type="string">
            <text:p>And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.01.22</text:p>
          </table:table-cell>
          <table:table-cell office:value-type="string" calcext:value-type="string">
            <text:p>Gartenschlauchanschluss 1/2 Zoll und 3/4 Zoll Größe 2-in-1 und 1/2 Zoll Schlauchanschluss</text:p>
          </table:table-cell>
          <table:table-cell office:value-type="string" calcext:value-type="string">
            <text:p>https://www.amazon.de/CT-St%C3%BCck-Gartenschlauchanschluss-Gr%C3%B6%C3%9Fe-Schlauchanschluss/dp/B07V31YCHB/ref=sr_1_1?__mk_de_DE=%C3%85M%C3%85%C5%BD%C3%95%C3%91&amp;crid=1N0ANNF4IEX3R&amp;keywords=Hydrogarden+4+St%C3%BCck+Gartenschlauchanschluss+1%2F2+Zoll+und+3%2F4+Zoll+Gr%C3%B6%C3%9Fe+2-in-1&amp;qid=1642400291&amp;s=garden&amp;sprefix=hydrogarden+4+st%C3%BCck+gartenschlauchanschluss+1%2F2+zoll+und+3%2F4+zoll+gr%C3%B6%C3%9Fe+2-in-1+%2Coutdoor%2C57&amp;sr=1-1</text:p>
          </table:table-cell>
          <table:table-cell office:value-type="float" office:value="1" calcext:value-type="float">
            <text:p>1</text:p>
          </table:table-cell>
          <table:table-cell office:value-type="float" office:value="18.99" calcext:value-type="float">
            <text:p>18.99</text:p>
          </table:table-cell>
          <table:table-cell office:value-type="string" calcext:value-type="string">
            <text:p>And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.1.22</text:p>
          </table:table-cell>
          <table:table-cell office:value-type="string" calcext:value-type="string">
            <text:p>PVC Schlauch Aquariumschlauch Wasserschlauch Luftschlauch Lebensmittel konform Meterware Größen 2-24 mm (Innen-Ø 13 mm, Außen-Ø 17 mm, 1,5 bar, 10 m) </text:p>
          </table:table-cell>
          <table:table-cell office:value-type="string" calcext:value-type="string">
            <text:p>https://www.amazon.de/Schlauch-Aquariumschlauch-Wasserschlauch-Luftschlauch-Lebensmittel/dp/B09FXWFSC1/ref=sr_1_1?keywords=PVC+Schlauch+Aquariumschlauch+Wasserschlauch+Luftschlauch+Lebensmittel+konform+Meterware+Gr%C3%B6%C3%9Fen+2-24+mm+%28Innen-%C3%98+13+mm%2C+Au%C3%9Fen-%C3%98+17+mm%2C+1%2C5+bar%2C+10+m%29&amp;qid=1642400352&amp;sr=8-1</text:p>
          </table:table-cell>
          <table:table-cell office:value-type="float" office:value="1" calcext:value-type="float">
            <text:p>1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And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.1.22</text:p>
          </table:table-cell>
          <table:table-cell office:value-type="string" calcext:value-type="string">
            <text:p>Sanitär Anschlussschlauch Verlängerung 3/8" Überwurfmutter x 3/8" Aussengewinde Länge 300 mm Verbindungsschlauch DVGW Trinkwasser montagefertiger Schlauch inklusive Dichtungen </text:p>
          </table:table-cell>
          <table:table-cell office:value-type="string" calcext:value-type="string">
            <text:p>https://www.amazon.de/Anschlussschlauch-%C3%9Cberwurfmutter-Aussengewinde-Verbindungsschlauch-montagefertiger/dp/B084657QJP/ref=sr_1_3?__mk_de_DE=%C3%85M%C3%85%C5%BD%C3%95%C3%91&amp;crid=1ATE1H7VM61CB&amp;keywords=Sanit%C3%A4r+Anschlussschlauch+Verl%C3%A4ngerung+3%2F8%22+%C3%9Cberwurfmutter+x+3%2F8%22&amp;qid=1642400452&amp;s=diy&amp;sprefix=sanit%C3%A4r+anschlussschlauch+verl%C3%A4ngerung+3%2F8%22+%C3%BCberwurfmutter+x+3%2F8%22%2Cdiy%2C56&amp;sr=1-3</text:p>
          </table:table-cell>
          <table:table-cell office:value-type="float" office:value="1" calcext:value-type="float">
            <text:p>1</text:p>
          </table:table-cell>
          <table:table-cell office:value-type="float" office:value="6.99" calcext:value-type="float">
            <text:p>6.99</text:p>
          </table:table-cell>
          <table:table-cell office:value-type="string" calcext:value-type="string">
            <text:p>And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.1.22</text:p>
          </table:table-cell>
          <table:table-cell office:value-type="string" calcext:value-type="string">
            <text:p>GARDENA® Kupplungsstecker mit Innengewinde Außengewinde Hahnstücke Garten Bewässerungsystem (G 3/4"</text:p>
          </table:table-cell>
          <table:table-cell office:value-type="string" calcext:value-type="string">
            <text:p>https://www.amazon.de/Kupplungsstecker-Innengewinde-Au%C3%9Fengewinde-Hahnst%C3%BCcke-Bew%C3%A4sserungsystem/dp/B01E3MUOH4/ref=sr_1_1?__mk_de_DE=%C3%85M%C3%85%C5%BD%C3%95%C3%91&amp;crid=3KNTCFU3DVVG2&amp;keywords=GARDENA%C2%AE+Kupplungsstecker+mit+Innengewinde+Au%C3%9Fengewinde+Hahnst%C3%BCcke+Garten+Bew%C3%A4sserungsystem+%28G+3%2F4%22&amp;qid=1642400524&amp;sprefix=gardena+kupplungsstecker+mit+innengewinde+au%C3%9Fengewinde+hahnst%C3%BCcke+garten+bew%C3%A4sserungsystem+g+3%2F4%22%2Caps%2C62&amp;sr=8-1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And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.1.22</text:p>
          </table:table-cell>
          <table:table-cell office:value-type="string" calcext:value-type="string">
            <text:p>Flexible Endkappe von 40-250 mm, Größe Ø:Ø 110 mm</text:p>
          </table:table-cell>
          <table:table-cell office:value-type="string" calcext:value-type="string">
            <text:p>https://www.amazon.de/Flexible-Endkappe-von-40-250-Gr%C3%B6%C3%9Fe/dp/B07C1XPZDQ/ref=sr_1_3?__mk_de_DE=%C3%85M%C3%85%C5%BD%C3%95%C3%91&amp;crid=189B7TGW2V5TU&amp;keywords=flexible+endkappe+von+40-250+mm%2C+gr%C3%B6%C3%9Fe+%C3%B8%3A%C3%B8+110mm&amp;qid=1642400589&amp;sprefix=flexible+endkappe+von+40-250+mm+gr%C3%B6%C3%9Fe+%C3%B8+%C3%B8+110+mm%2Caps%2C57&amp;sr=8-3</text:p>
          </table:table-cell>
          <table:table-cell office:value-type="float" office:value="1" calcext:value-type="float">
            <text:p>1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And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.1.22</text:p>
          </table:table-cell>
          <table:table-cell office:value-type="string" calcext:value-type="string">
            <text:p>10er Set Geschirrtücher, 100% Baumwolle, 50x70 cm, blau kariert</text:p>
          </table:table-cell>
          <table:table-cell office:value-type="string" calcext:value-type="string">
            <text:p>https://www.amazon.de/Zollner-Geschirrt%C3%BCcher-Baumwolle-blau-kariert-verf%C3%BCgbar/dp/B014FOBIVG/ref=sr_1_7?__mk_de_DE=%C3%85M%C3%85%C5%BD%C3%95%C3%91&amp;crid=R76MCY1BOLOD&amp;keywords=geschirrt%C3%BCcher&amp;qid=1642400643&amp;sprefix=geschirrt%C3%BCcher%2Caps%2C78&amp;sr=8-7</text:p>
          </table:table-cell>
          <table:table-cell office:value-type="float" office:value="1" calcext:value-type="float">
            <text:p>1</text:p>
          </table:table-cell>
          <table:table-cell office:value-type="float" office:value="13.99" calcext:value-type="float">
            <text:p>13.99</text:p>
          </table:table-cell>
          <table:table-cell office:value-type="string" calcext:value-type="string">
            <text:p>And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.1.22</text:p>
          </table:table-cell>
          <table:table-cell office:value-type="string" calcext:value-type="string">
            <text:p>CEE Baustromverteiler Starkstrom Schuko Adapter Verteiler 3 x 230V 1 x 400 V 5-polig 16A IP44</text:p>
          </table:table-cell>
          <table:table-cell office:value-type="string" calcext:value-type="string">
            <text:p>https://www.amazon.de/Baustromverteiler-16A-3x-230V-400/dp/B00OFZLFZU/ref=sr_1_4?__mk_de_DE=%C3%85M%C3%85%C5%BD%C3%95%C3%91&amp;crid=3NOQF09LFA3XN&amp;keywords=cee+16A+verteiler+230v&amp;qid=1642495922&amp;s=diy&amp;sprefix=cee+16a+verteiler+230v%2Cdiy%2C60&amp;sr=1-4</text:p>
          </table:table-cell>
          <table:table-cell office:value-type="float" office:value="1" calcext:value-type="float">
            <text:p>1</text:p>
          </table:table-cell>
          <table:table-cell office:value-type="float" office:value="29.44" calcext:value-type="float">
            <text:p>29.44</text:p>
          </table:table-cell>
          <table:table-cell office:value-type="string" calcext:value-type="string">
            <text:p>And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.1.22</text:p>
          </table:table-cell>
          <table:table-cell office:value-type="string" calcext:value-type="string">
            <text:p>Voxura CEE-Kabel Verlängerungskabel Starkstromkabel 5-polig 400V H07RN-F 5x2,5 16/5 16A IP44 Starkstrom 2m</text:p>
          </table:table-cell>
          <table:table-cell office:value-type="string" calcext:value-type="string">
            <text:p>https://www.amazon.de/Voxura-CEE-Kabel-Verl%C3%A4ngerungskabel-Starkstromkabel-Starkstrom/dp/B097BK2C9Q/ref=sr_1_6?__mk_de_DE=%C3%85M%C3%85%C5%BD%C3%95%C3%91&amp;crid=2DP07Z8K98AWU&amp;keywords=CEE-Verl%C3%A4ngerungskabel%2BStarkstromkabel%2B3m&amp;qid=1642495868&amp;s=diy&amp;sprefix=cee-verl%C3%A4ngerungskabel%2Bstarkstromkabel%2B3m%2Cdiy%2C61&amp;sr=1-6&amp;th=1</text:p>
          </table:table-cell>
          <table:table-cell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And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.1.22</text:p>
          </table:table-cell>
          <table:table-cell office:value-type="string" calcext:value-type="string">
            <text:p>Steckdosenleiste Einzeln Schaltbar, 6Fach Mehrfachsteckdose mit Überspannungsschutz, 2M Steckerleiste Wandmontage mit 2 USB Anschlüssen, Kindersicherung, 90°</text:p>
          </table:table-cell>
          <table:table-cell office:value-type="string" calcext:value-type="string">
            <text:p>https://www.amazon.de/Steckdosenleiste-Mehrfachsteckdose-%C3%9Cberspannungsschutz-Steckerleiste-Kindersicherung/dp/B08F26MZBG/ref=sr_1_23?keywords=230v+mehrfachsteckdose&amp;qid=1642496940&amp;sprefix=230V+mehr%2Caps%2C65&amp;sr=8-23</text:p>
          </table:table-cell>
          <table:table-cell office:value-type="float" office:value="2" calcext:value-type="float">
            <text:p>2</text:p>
          </table:table-cell>
          <table:table-cell table:formula="of:=2*22.99" office:value-type="float" office:value="45.98" calcext:value-type="float">
            <text:p>45.98</text:p>
          </table:table-cell>
          <table:table-cell office:value-type="string" calcext:value-type="string">
            <text:p>And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.1.22</text:p>
          </table:table-cell>
          <table:table-cell office:value-type="string" calcext:value-type="string">
            <text:p>PREVEX P-loc Universal-Platzspar-Siphon für 1,5- oder 2-Becken-Küchenspüle </text:p>
          </table:table-cell>
          <table:table-cell office:value-type="string" calcext:value-type="string">
            <text:p>https://www.amazon.de/PREVEX-P-loc-Universal-Platzspar-Siphon-oder-2-Becken-K%C3%BCchensp%C3%BCle/dp/B097MZPR1X/ref=sr_1_3_sspa?__mk_de_DE=%C3%85M%C3%85%C5%BD%C3%95%C3%91&amp;crid=2I9W4QWS8XVGQ&amp;keywords=PREVEX%2BP-loc%2BUniversal-Platzspar-Siphon%2Bf%C3%BCr%2B1%2C5-%2Boder%2B2-Becken-K%C3%BCchensp%C3%BCle&amp;qid=1642497379&amp;sprefix=prevex%2Bp-loc%2Buniversal-platzspar-siphon%2Bf%C3%BCr%2B1%2B5-%2Boder%2B2-becken-k%C3%BCchensp%C3%BCle%2B%2Caps%2C225&amp;sr=8-3-spons&amp;spLa=ZW5jcnlwdGVkUXVhbGlmaWVyPUExQTFBTkFOWkpFVjJLJmVuY3J5cHRlZElkPUEwNjIyMTQ3MlVOVEM1U0c5UTNHTSZlbmNyeXB0ZWRBZElkPUEwMjMxMjMxMlZINlJLTUhBV0ExQSZ3aWRnZXROYW1lPXNwX2F0ZiZhY3Rpb249Y2xpY2tSZWRpcmVjdCZkb05vdExvZ0NsaWNrPXRydWU&amp;th=1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nd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.1.22</text:p>
          </table:table-cell>
          <table:table-cell office:value-type="string" calcext:value-type="string">
            <text:p>ZOLLNER 10er Set Geschirrtücher, 100% Baumwolle, 50x70 cm, blau kariert </text:p>
          </table:table-cell>
          <table:table-cell office:value-type="string" calcext:value-type="string">
            <text:p>https://www.amazon.de/ZOLLNER-Geschirrt%C3%BCcher-Baumwolle-50x70-kariert/dp/B09H7JR25Y/ref=sr_1_5?__mk_de_DE=%C3%85M%C3%85%C5%BD%C3%95%C3%91&amp;crid=3FDYDVRTEI6A7&amp;keywords=ZOLLNER+10er+Set+Geschirrt%C3%BCcher%2C+100%25+Baumwolle%2C+50x70+cm%2C+blau+kariert&amp;qid=1642497476&amp;sprefix=zollner+10er+set+geschirrt%C3%BCcher+100%25+baumwolle+50x70+cm+blau+kariert+%2Caps%2C66&amp;sr=8-5</text:p>
          </table:table-cell>
          <table:table-cell office:value-type="float" office:value="1" calcext:value-type="float">
            <text:p>1</text:p>
          </table:table-cell>
          <table:table-cell office:value-type="float" office:value="13.99" calcext:value-type="float">
            <text:p>13.99</text:p>
          </table:table-cell>
          <table:table-cell office:value-type="string" calcext:value-type="string">
            <text:p>And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.1.22</text:p>
          </table:table-cell>
          <table:table-cell office:value-type="string" calcext:value-type="string">
            <text:p>5 Liter Messbecher aus stabilem Kunststoff mit Literskala</text:p>
          </table:table-cell>
          <table:table-cell office:value-type="string" calcext:value-type="string">
            <text:p>https://www.amazon.de/Liter-Messbecher-stabilem-Kunststoff-Literskala/dp/B00KQ32JSW/ref=sr_1_1_sspa?__mk_de_DE=%C3%85M%C3%85%C5%BD%C3%95%C3%91&amp;crid=HQR0CO8X6Z9M&amp;keywords=5+Liter+Messbecher+aus+stabilem+Kunststoff+mit+Literskala&amp;qid=1642497639&amp;sprefix=5+liter+messbecher+aus+stabilem+kunststoff+mit+literskala%2Caps%2C112&amp;sr=8-1-spons&amp;psc=1&amp;spLa=ZW5jcnlwdGVkUXVhbGlmaWVyPUEzR1E0SlZFOU1JVzI0JmVuY3J5cHRlZElkPUEwNjEzOTI3MkFTMDNGMU1LTEo0MSZlbmNyeXB0ZWRBZElkPUEwMTg4NzgzMURRQ0E3T09VSkE0RCZ3aWRnZXROYW1lPXNwX2F0ZiZhY3Rpb249Y2xpY2tSZWRpcmVjdCZkb05vdExvZ0NsaWNrPXRydWU=</text:p>
          </table:table-cell>
          <table:table-cell office:value-type="float" office:value="1" calcext:value-type="float">
            <text:p>1</text:p>
          </table:table-cell>
          <table:table-cell office:value-type="float" office:value="11.99" calcext:value-type="float">
            <text:p>11.99</text:p>
          </table:table-cell>
          <table:table-cell office:value-type="string" calcext:value-type="string">
            <text:p>And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.1.22</text:p>
          </table:table-cell>
          <table:table-cell office:value-type="string" calcext:value-type="string">
            <text:p>3 Liter Messbecher aus stabilem Kunststoff mit Literskala</text:p>
          </table:table-cell>
          <table:table-cell office:value-type="string" calcext:value-type="string">
            <text:p>https://www.amazon.de/Liter-Messbecher-stabilem-Kunststoff-Literskala/dp/B00KQ31J4C/ref=sr_1_2_sspa?__mk_de_DE=%C3%85M%C3%85%C5%BD%C3%95%C3%91&amp;crid=HQR0CO8X6Z9M&amp;keywords=5+Liter+Messbecher+aus+stabilem+Kunststoff+mit+Literskala&amp;qid=1642497639&amp;sprefix=5+liter+messbecher+aus+stabilem+kunststoff+mit+literskala%2Caps%2C112&amp;sr=8-2-spons&amp;psc=1&amp;spLa=ZW5jcnlwdGVkUXVhbGlmaWVyPUEzR1E0SlZFOU1JVzI0JmVuY3J5cHRlZElkPUEwNjEzOTI3MkFTMDNGMU1LTEo0MSZlbmNyeXB0ZWRBZElkPUEwMTg4NjgzMTBVOFdSQVNLSzEwOCZ3aWRnZXROYW1lPXNwX2F0ZiZhY3Rpb249Y2xpY2tSZWRpcmVjdCZkb05vdExvZ0NsaWNrPXRydWU=</text:p>
          </table:table-cell>
          <table:table-cell office:value-type="float" office:value="1" calcext:value-type="float">
            <text:p>1</text:p>
          </table:table-cell>
          <table:table-cell office:value-type="float" office:value="9.99" calcext:value-type="float">
            <text:p>9.99</text:p>
          </table:table-cell>
          <table:table-cell office:value-type="string" calcext:value-type="string">
            <text:p>And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.1.22</text:p>
          </table:table-cell>
          <table:table-cell office:value-type="string" calcext:value-type="string">
            <text:p>AMTAST Refraktometer Brix Zucker 0-32%, Dual Scale spezifisches Gewicht 1.000-1.120, aus Kupfer, mit ATC für Winzer Wein Bier Obst Frucht usw </text:p>
          </table:table-cell>
          <table:table-cell office:value-type="string" calcext:value-type="string">
            <text:p>https://www.amazon.de/AMTAST-Refraktometer-spezifisches-Gewicht-1-000-1-120/dp/B085W42LTW/ref=sr_1_2_sspa?__mk_de_DE=%C3%85M%C3%85%C5%BD%C3%95%C3%91&amp;crid=34IPH0BYZQGB3&amp;keywords=refraktometer&amp;qid=1642497735&amp;sprefix=refraktometer%2Caps%2C82&amp;sr=8-2-spons&amp;spLa=ZW5jcnlwdGVkUXVhbGlmaWVyPUEzUlBVR0paTTdTNEhYJmVuY3J5cHRlZElkPUEwOTgyMzU2Qk4xTEVCWkVON1NLJmVuY3J5cHRlZEFkSWQ9QTA1MzY4NzMzMzJHM0RUUkFVUDlOJndpZGdldE5hbWU9c3BfYXRmJmFjdGlvbj1jbGlja1JlZGlyZWN0JmRvTm90TG9nQ2xpY2s9dHJ1ZQ&amp;th=1</text:p>
          </table:table-cell>
          <table:table-cell office:value-type="float" office:value="1" calcext:value-type="float">
            <text:p>1</text:p>
          </table:table-cell>
          <table:table-cell office:value-type="float" office:value="29.99" calcext:value-type="float">
            <text:p>29.99</text:p>
          </table:table-cell>
          <table:table-cell office:value-type="string" calcext:value-type="string">
            <text:p>And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.1.22</text:p>
          </table:table-cell>
          <table:table-cell office:value-type="string" calcext:value-type="string">
            <text:p>5 STK. 65 Liter Mörtelkasten Tuppe Mörtelwanne Zementkübel Maurerwanne </text:p>
          </table:table-cell>
          <table:table-cell office:value-type="string" calcext:value-type="string">
            <text:p>https://www.amazon.de/Liter-M%C3%B6rtelkasten-M%C3%B6rtelwanne-Zementk%C3%BCbel-Maurerwanne/dp/B07PVBWJ1B/ref=sr_1_1_sspa?__mk_de_DE=%C3%85M%C3%85%C5%BD%C3%95%C3%91&amp;crid=Z20DEPTFAVAN&amp;keywords=m%C3%B6rtelwanne&amp;qid=1642497910&amp;sprefix=m%C3%B6rtelwanne%2Caps%2C82&amp;sr=8-1-spons&amp;smid=A1GESBQFXAXBHB&amp;spLa=ZW5jcnlwdGVkUXVhbGlmaWVyPUEyVU42MTlRUjkxNzNBJmVuY3J5cHRlZElkPUEwMjI5Mjc4U042UFgwSjFXS01MJmVuY3J5cHRlZEFkSWQ9QTA4NzI3NjgxWlUwWlFNWU45ODlVJndpZGdldE5hbWU9c3BfYXRmJmFjdGlvbj1jbGlja1JlZGlyZWN0JmRvTm90TG9nQ2xpY2s9dHJ1ZQ&amp;th=1</text:p>
          </table:table-cell>
          <table:table-cell office:value-type="float" office:value="5" calcext:value-type="float">
            <text:p>5</text:p>
          </table:table-cell>
          <table:table-cell office:value-type="float" office:value="32.99" calcext:value-type="float">
            <text:p>32.99</text:p>
          </table:table-cell>
          <table:table-cell office:value-type="string" calcext:value-type="string">
            <text:p>And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.1.22</text:p>
          </table:table-cell>
          <table:table-cell office:value-type="string" calcext:value-type="string">
            <text:p>Garten Hochdruck Gartenbrause Metall</text:p>
          </table:table-cell>
          <table:table-cell office:value-type="string" calcext:value-type="string">
            <text:p>https://www.amazon.de/FANHAO-Spritzpistolen-Verstellbarer-Wasserdurchfluss-Leistungsstark/dp/B07S88WNQ2/ref=sr_1_2_sspa?__mk_de_DE=%C3%85M%C3%85%C5%BD%C3%95%C3%91&amp;crid=2Y9E6E8MDR1FB&amp;keywords=gardena%2Bbrause%2Bmessing&amp;qid=1642498154&amp;sprefix=gardena%2Bbraus%2Be%2Bmessing%2Caps%2C72&amp;sr=8-2-spons&amp;spLa=ZW5jcnlwdGVkUXVhbGlmaWVyPUEzMDlFS0EzVlhaRko1JmVuY3J5cHRlZElkPUEwMjM5ODU4MkdQTE00MjFEOVpBRyZlbmNyeXB0ZWRBZElkPUEwODk4MzQ2M0gwVVBFUzlCUUs1QyZ3aWRnZXROYW1lPXNwX2F0ZiZhY3Rpb249Y2xpY2tSZWRpcmVjdCZkb05vdExvZ0NsaWNrPXRydWU&amp;th=1</text:p>
          </table:table-cell>
          <table:table-cell office:value-type="float" office:value="1" calcext:value-type="float">
            <text:p>1</text:p>
          </table:table-cell>
          <table:table-cell office:value-type="float" office:value="21.99" calcext:value-type="float">
            <text:p>21.99</text:p>
          </table:table-cell>
          <table:table-cell office:value-type="string" calcext:value-type="string">
            <text:p>And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.1.22</text:p>
          </table:table-cell>
          <table:table-cell office:value-type="string" calcext:value-type="string">
            <text:p>OPDUO 60 Watt 3000L/H Aquarium Pumpe Wasserpumpe Tauchpumpe Förderpumpe Aquariumpumpe. Mit Förderhöhe 3m und 3 Düse 19mm-16mm-13mm, Kabel 2.0m. leise </text:p>
          </table:table-cell>
          <table:table-cell office:value-type="string" calcext:value-type="string">
            <text:p>https://www.amazon.de/OPDUO-Wasserpumpe-F%C3%B6rderpumpe-Aquariumpumpe-19mm-16mm-13mm/dp/B098T3MQPV/ref=sr_1_8?__mk_de_DE=%C3%85M%C3%85%C5%BD%C3%95%C3%91&amp;crid=1ZCBCOUHEMWYL&amp;keywords=wasserpumpe+tauchpumpe&amp;qid=1642498284&amp;sprefix=wasserpumpe+tauchpumpe%2Caps%2C101&amp;sr=8-8</text:p>
          </table:table-cell>
          <table:table-cell office:value-type="float" office:value="1" calcext:value-type="float">
            <text:p>1</text:p>
          </table:table-cell>
          <table:table-cell office:value-type="float" office:value="21.99" calcext:value-type="float">
            <text:p>21.99</text:p>
          </table:table-cell>
          <table:table-cell office:value-type="string" calcext:value-type="string">
            <text:p>And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.1.22</text:p>
          </table:table-cell>
          <table:table-cell office:value-type="string" calcext:value-type="string">
            <text:p><text:s text:c="5"/>Plattenwürzekühler - 30 Platten <text:s/></text:p>
          </table:table-cell>
          <table:table-cell office:value-type="string" calcext:value-type="string">
            <text:p>https://www.hobbybrauerversand.de/Plattenwuerzekuehler-30-Platten</text:p>
          </table:table-cell>
          <table:table-cell office:value-type="float" office:value="1" calcext:value-type="float">
            <text:p>1</text:p>
          </table:table-cell>
          <table:table-cell office:value-type="float" office:value="89.99" calcext:value-type="float">
            <text:p>89.99</text:p>
          </table:table-cell>
          <table:table-cell office:value-type="string" calcext:value-type="string">
            <text:p>And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.01.22</text:p>
          </table:table-cell>
          <table:table-cell office:value-type="string" calcext:value-type="string">
            <text:p>Gartenschlauchanschluss 1/2 Zoll und 3/4 Zoll Größe 2-in-1 und 1/2 Zoll Schlauchanschluss</text:p>
          </table:table-cell>
          <table:table-cell office:value-type="string" calcext:value-type="string">
            <text:p>https://www.amazon.de/CT-St%C3%BCck-Gartenschlauchanschluss-Gr%C3%B6%C3%9Fe-Schlauchanschluss/dp/B07V31YCHB/ref=sr_1_1?__mk_de_DE=%C3%85M%C3%85%C5%BD%C3%95%C3%91&amp;crid=1N0ANNF4IEX3R&amp;keywords=Hydrogarden+4+St%C3%BCck+Gartenschlauchanschluss+1%2F2+Zoll+und+3%2F4+Zoll+Gr%C3%B6%C3%9Fe+2-in-1&amp;qid=1642400291&amp;s=garden&amp;sprefix=hydrogarden+4+st%C3%BCck+gartenschlauchanschluss+1%2F2+zoll+und+3%2F4+zoll+gr%C3%B6%C3%9Fe+2-in-1+%2Coutdoor%2C57&amp;sr=1-1</text:p>
          </table:table-cell>
          <table:table-cell office:value-type="float" office:value="1" calcext:value-type="float">
            <text:p>1</text:p>
          </table:table-cell>
          <table:table-cell office:value-type="float" office:value="18.99" calcext:value-type="float">
            <text:p>18.99</text:p>
          </table:table-cell>
          <table:table-cell office:value-type="string" calcext:value-type="string">
            <text:p>And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.01.22</text:p>
          </table:table-cell>
          <table:table-cell office:value-type="string" calcext:value-type="string">
            <text:p>Schlauchanschluß 3/4" Hahnanschluss Wasserhahn Adapter Gartenschlauch Anschluss</text:p>
          </table:table-cell>
          <table:table-cell office:value-type="string" calcext:value-type="string">
            <text:p>https://www.amazon.de/Schlauchanschlu%C3%9F-Hahnanschluss-Wasserhahn-Gartenschlauch-Anschluss/dp/B078WMP182/ref=dp_fod_3?pd_rd_i=B078WMP182&amp;psc=1</text:p>
          </table:table-cell>
          <table:table-cell office:value-type="float" office:value="4" calcext:value-type="float">
            <text:p>4</text:p>
          </table:table-cell>
          <table:table-cell table:formula="of:=4*5.49" office:value-type="float" office:value="21.96" calcext:value-type="float">
            <text:p>21.96</text:p>
          </table:table-cell>
          <table:table-cell office:value-type="string" calcext:value-type="string">
            <text:p>And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.01.22</text:p>
          </table:table-cell>
          <table:table-cell table:style-name="ce7" office:value-type="string" calcext:value-type="string">
            <text:p>Maischepaddel Edelstahl 125 cm </text:p>
          </table:table-cell>
          <table:table-cell office:value-type="string" calcext:value-type="string">
            <text:p>https://www.hobbybrauerversand.de/Maischepaddel-Edelstahl-125-cm</text:p>
          </table:table-cell>
          <table:table-cell office:value-type="float" office:value="1" calcext:value-type="float">
            <text:p>1</text:p>
          </table:table-cell>
          <table:table-cell office:value-type="float" office:value="29.49" calcext:value-type="float">
            <text:p>29.49</text:p>
          </table:table-cell>
          <table:table-cell office:value-type="string" calcext:value-type="string">
            <text:p>Andre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CH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18">00/00/0000</text:date>, <text:time style:data-style-name="N2" text:time-value="09:53:27.617000000">00:00:00</text:time></text:p>
        </style:region-right>
      </style:header>
      <style:header-left style:display="false"/>
      <style:header-first style:display="false"/>
      <style:footer style:display="false"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06T17:38:59.731000000</meta:creation-date>
    <dc:date>2022-01-18T10:51:32.979000000</dc:date>
    <meta:editing-duration>PT1H9M39S</meta:editing-duration>
    <meta:editing-cycles>27</meta:editing-cycles>
    <meta:generator>LibreOffice/7.2.1.2$Windows_X86_64 LibreOffice_project/87b77fad49947c1441b67c559c339af8f3517e22</meta:generator>
    <meta:document-statistic meta:table-count="1" meta:cell-count="245" meta:object-count="0"/>
  </office:meta>
</office:document-meta>
</file>